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030e7c" officeooo:paragraph-rsid="00030e7c"/>
    </style:style>
    <style:style style:name="P2" style:family="paragraph" style:parent-style-name="Standard">
      <style:paragraph-properties fo:text-align="center" style:justify-single-word="false"/>
      <style:text-properties fo:font-size="14pt" fo:language="de" fo:country="DE" fo:font-weight="bold" officeooo:rsid="00030e7c" officeooo:paragraph-rsid="00030e7c" style:font-size-asian="12.1999998092651pt" style:font-weight-asian="bold" style:font-size-complex="14pt" style:font-weight-complex="bold"/>
    </style:style>
    <style:style style:name="P3"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normal" officeooo:rsid="00050652" officeooo:paragraph-rsid="0005065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normal" officeooo:rsid="000e673d" officeooo:paragraph-rsid="000e673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de" fo:country="DE" style:text-underline-style="none" fo:font-weight="normal" officeooo:rsid="00050652" officeooo:paragraph-rsid="0005065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de" fo:country="DE" style:text-underline-style="none" fo:font-weight="normal" officeooo:rsid="00078488" officeooo:paragraph-rsid="0007848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de" fo:country="DE" style:text-underline-style="none" fo:font-weight="normal" officeooo:rsid="00083e91" officeooo:paragraph-rsid="00083e9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de" fo:country="DE" style:text-underline-style="none" fo:font-weight="normal" officeooo:rsid="000edf13" officeooo:paragraph-rsid="000edf1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de" fo:country="DE" style:text-underline-style="none" fo:font-weight="normal" officeooo:rsid="00178db1" officeooo:paragraph-rsid="00178db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de" fo:country="DE" style:text-underline-style="none" fo:font-weight="normal" officeooo:rsid="002636c7" officeooo:paragraph-rsid="002636c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de" fo:country="DE" style:text-underline-style="none" fo:font-weight="normal" officeooo:rsid="0028be89" officeooo:paragraph-rsid="0028be8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normal" officeooo:rsid="0015930c" officeooo:paragraph-rsid="0015930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normal" officeooo:rsid="0024943f" officeooo:paragraph-rsid="0024943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normal" officeooo:rsid="0028be89" officeooo:paragraph-rsid="0028be89" style:font-size-asian="10.5pt" style:font-weight-asian="normal" style:font-size-complex="12pt" style:font-weight-complex="normal"/>
    </style:style>
    <style:style style:name="T1" style:family="text">
      <style:text-properties officeooo:rsid="0005620d"/>
    </style:style>
    <style:style style:name="T2" style:family="text">
      <style:text-properties officeooo:rsid="0008188c"/>
    </style:style>
    <style:style style:name="T3" style:family="text">
      <style:text-properties officeooo:rsid="0008c7ed"/>
    </style:style>
    <style:style style:name="T4" style:family="text">
      <style:text-properties officeooo:rsid="000b76be"/>
    </style:style>
    <style:style style:name="T5" style:family="text">
      <style:text-properties officeooo:rsid="0010263e"/>
    </style:style>
    <style:style style:name="T6" style:family="text">
      <style:text-properties officeooo:rsid="00188bfd"/>
    </style:style>
    <style:style style:name="T7" style:family="text">
      <style:text-properties officeooo:rsid="002685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Weltkrieg</text:p>
      <text:p text:style-name="P2"/>
      <text:p text:style-name="P3">Aufgabe 1</text:p>
      <text:p text:style-name="P5">Vor allem der Grabenkrieg war eine Neuerung, welche alles vorherige an Kriegsführung in den Schatten stellte. <text:span text:style-name="T1">Soldaten waren teilweise wochenlang unter Bombenhagel in den Gräben eingesperrt, unter Todesangst und ohne Schlaf. Die psychologischen Folgen waren dementsprechend verheerend.</text:span></text:p>
      <text:p text:style-name="P5"><text:tab/><text:span text:style-name="T4">Unter anderem wurden Gasangriffe eingesetzt und Panzer wurden erfunden.</text:span></text:p>
      <text:p text:style-name="P5"/>
      <text:p text:style-name="P6">Stellungskrieg ist ein<text:span text:style-name="T2">e Kriegsform, bei denen sich die Frontverläufe nicht wirklich ändern und allgemein defensiv gekämpft wird.</text:span></text:p>
      <text:p text:style-name="P6"/>
      <text:p text:style-name="P7">Eine Materialschlacht bedeutet, dass nicht durch taktische Überlegenheit oder Kriegstaktiken gewonnen wird, sondern durch <text:span text:style-name="T3">einen Überschuss an Ressourcen. Wer mehr Soldaten und Munition hat, gewinnt.</text:span></text:p>
      <text:p text:style-name="P7"/>
      <text:p text:style-name="P7"/>
      <text:p text:style-name="P4">Aufgabe 2</text:p>
      <text:p text:style-name="P8">Die Soldaten lebten unter konstanter Todesangst, da jeder Moment ihr letzter sein könnte. <text:span text:style-name="T5">Andauernder Granatenhagel versetzte sie auch nach dem Krieg oder in Lazaretten in Angstzustände. Ich denke, dass diese Art von Wahnsinn nie von der Evolution vorhergesehen werden konnte und nun in den Menschen weiterlebt. Dies finde ich äußerst bedenklich. </text:span></text:p>
      <text:p text:style-name="P8"/>
      <text:p text:style-name="P12">Aufgabe M7</text:p>
      <text:p text:style-name="P9">Definitiv gut formulierte Gedanken, jedoch etwas zu einseitig. <text:span text:style-name="T6">Dies ist natürlich auch verständlich, denn die Zeit war eine andere. Ich denke nicht, dass das Problem so einfach beseitigt ist. Die Leute werden immer zu Auseinandersetzungen neigen, da dies in unserem Blut liegt und daran wird dieses Buch auch nichts ändern. Außerdem glaube ich auch nicht, dass eine Welt ohne Konflikte erstrebenswert wäre. Hin und wieder müssen Differenzen so gelöst werden wenn Worte versagen.</text:span></text:p>
      <text:p text:style-name="P9"/>
      <text:p text:style-name="P13">Aufgabe M8</text:p>
      <text:p text:style-name="P10">Sehr distanziert und technisch. <text:span text:style-name="T7">Ihm ist der Erfolg der Gase wichtiger, als das, was sie anrichten. Ich finde diese Haltung ekelhaft und unmenschlich. Dieser Textausschnitt fasst meine Differenzen mit Wissenschaft und der Aufklärung generell sehr gut zusammen; Wissenschaftler die nur forschen und wissen, aber nicht denken und fühlen.</text:span></text:p>
      <text:p text:style-name="P10"/>
      <text:p text:style-name="P14">Aufgabe M9</text:p>
      <text:p text:style-name="P11">Der Einsatz von Giftgas wurde verboten, jedoch wurde nichts über die Entwicklung festgelegt. Somit produzierten und forschten andere Staaten munter weiter. Dies hätte eindeutig darin festgelegt werden mü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0e7c" officeooo:paragraph-rsid="00030e7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ukas Schmidt<text:tab/>4AHI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09:19:28.073500699</meta:creation-date>
    <dc:date>2019-02-05T12:21:53.693245029</dc:date>
    <meta:editing-duration>PT49M56S</meta:editing-duration>
    <meta:editing-cycles>39</meta:editing-cycles>
    <meta:generator>LibreOffice/6.0.7.3.0$Linux_X86_64 LibreOffice_project/00m0$Build-3</meta:generator>
    <meta:document-statistic meta:table-count="0" meta:image-count="0" meta:object-count="0" meta:page-count="1" meta:paragraph-count="15" meta:word-count="303" meta:character-count="2129" meta:non-whitespace-character-count="1839"/>
  </office:meta>
</office:document-meta>
</file>